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2EF78DDDFC268B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1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2" style:family="graphic" style:parent-style-name="objectwithoutfill">
      <style:graphic-properties draw:stroke="dash" draw:stroke-dash="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4" style:family="graphic" style:parent-style-name="standard">
      <style:graphic-properties draw:stroke="none" draw:fill-color="#ff420e" draw:textarea-vertical-align="middle" draw:auto-grow-height="false" fo:min-height="4.25cm" fo:min-width="4cm"/>
    </style:style>
    <style:style style:name="gr5" style:family="graphic" style:parent-style-name="objectwithoutfill">
      <style:graphic-properties svg:stroke-width="0.212cm" svg:stroke-color="#004586" draw:marker-start="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ffd320" draw:marker-start="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000000" draw:marker-start="Arrowheads_20_3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svg:stroke-width="0.212cm" svg:stroke-color="#000000" draw:marker-start-width="0.518cm" draw:marker-end-width="0.518cm" svg:stroke-opacity="25%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-color="#ff420e"/>
      <style:paragraph-properties fo:text-align="center"/>
      <style:text-properties fo:font-weight="bold"/>
    </style:style>
    <style:style style:name="P4" style:family="paragraph">
      <style:text-properties style:font-name="Liberation Sans Narrow1" fo:font-weight="bold"/>
    </style:style>
    <style:style style:name="P5" style:family="paragraph">
      <loext:graphic-properties draw:fill="none" draw:fill-color="#ffffff"/>
      <style:text-properties style:font-name="Liberation Sans Narrow1" fo:font-weight="bold"/>
    </style:style>
    <style:style style:name="P6" style:family="paragraph">
      <style:text-properties fo:color="#004586" loext:opacity="100%" style:font-name="Liberation Sans Narrow1" fo:font-weight="bold"/>
    </style:style>
    <style:style style:name="P7" style:family="paragraph">
      <loext:graphic-properties draw:fill="none" draw:fill-color="#ffffff"/>
      <style:text-properties fo:color="#004586" loext:opacity="100%" style:font-name="Liberation Sans Narrow1" fo:font-weight="bold"/>
    </style:style>
    <style:style style:name="P8" style:family="paragraph">
      <style:text-properties fo:color="#ffd320" loext:opacity="100%" fo:font-weight="bold"/>
    </style:style>
    <style:style style:name="P9" style:family="paragraph">
      <loext:graphic-properties draw:fill="none" draw:fill-color="#ffffff"/>
      <style:text-properties fo:color="#ffd320" loext:opacity="100%" fo:font-weight="bold"/>
    </style:style>
    <style:style style:name="P10" style:family="paragraph">
      <style:text-properties fo:color="#ff420e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420e" loext:opacity="100%" fo:font-weight="bold" style:font-weight-asian="bold" style:font-weight-complex="bold"/>
    </style:style>
    <style:style style:name="T1" style:family="text">
      <style:text-properties fo:color="#004586" loext:opacity="100%" style:font-name="Liberation Sans Narrow1"/>
    </style:style>
    <style:style style:name="T2" style:family="text">
      <style:text-properties fo:color="#004586" loext:opacity="100%" style:text-position="-8% 58%" style:font-name="Liberation Sans Narrow1"/>
    </style:style>
    <style:style style:name="T3" style:family="text">
      <style:text-properties fo:color="#ffd320" loext:opacity="100%"/>
    </style:style>
    <style:style style:name="T4" style:family="text">
      <style:text-properties fo:color="#ffd320" loext:opacity="100%" style:text-position="-8% 58%"/>
    </style:style>
    <style:style style:name="T5" style:family="text">
      <style:text-properties fo:color="#ff420e" loext:opacity="100%" style:font-name="Liberation Sans Narrow" fo:font-weight="bold" style:font-name-asian="Liberation Sans Narrow" style:font-weight-asian="bold" style:font-name-complex="Liberation Sans Narrow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342cm" svg:height="10.342cm" draw:transform="rotate (-0.451516677490934) translate (8.761cm 5.192cm)">
            <draw:image xlink:href="Pictures/1000020100000200000002002EF78DDDFC268B2B.png" xlink:type="simple" xlink:show="embed" xlink:actuate="onLoad" draw:mime-type="image/png">
              <text:p/>
            </draw:image>
          </draw:frame>
          <draw:line draw:style-name="gr2" draw:text-style-name="P2" draw:layer="layout" svg:x1="13.791cm" svg:y1="6.622cm" svg:x2="8.446cm" svg:y2="17.644cm">
            <text:p/>
          </draw:line>
          <draw:line draw:style-name="gr2" draw:text-style-name="P2" draw:layer="layout" svg:x1="6.496cm" svg:y1="9.864cm" svg:x2="15.944cm" svg:y2="14.445cm">
            <text:p/>
          </draw:line>
          <draw:line draw:style-name="gr3" draw:text-style-name="P2" draw:layer="layout" svg:x1="11.255cm" svg:y1="16.499cm" svg:x2="13cm" svg:y2="12.9cm">
            <text:p/>
          </draw:line>
          <draw:line draw:style-name="gr3" draw:text-style-name="P2" draw:layer="layout" svg:x1="11.25cm" svg:y1="16.504cm" svg:x2="9.518cm" svg:y2="15.664cm">
            <text:p/>
          </draw:line>
          <draw:custom-shape draw:style-name="gr4" draw:text-style-name="P3" draw:layer="layout" svg:width="4.5cm" svg:height="4.5cm" svg:x="8.75cm" svg:y="10.25cm">
            <text:p/>
            <draw:enhanced-geometry draw:glue-point-type="segments" draw:type="mso-spt100" draw:modifiers="116.112273535736 87.140766419581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5" draw:text-style-name="P2" draw:layer="layout" svg:x1="11.163cm" svg:y1="12.041cm" svg:x2="9.415cm" svg:y2="15.645cm">
            <text:p/>
          </draw:line>
          <draw:line draw:style-name="gr6" draw:text-style-name="P2" draw:layer="layout" svg:x1="11.079cm" svg:y1="12.096cm" svg:x2="12.963cm" svg:y2="13cm">
            <text:p/>
          </draw:line>
          <draw:line draw:style-name="gr7" draw:text-style-name="P2" draw:layer="layout" svg:x1="11.038cm" svg:y1="11.869cm" svg:x2="11.25cm" svg:y2="16.5cm">
            <text:p/>
          </draw:line>
        </draw:g>
        <draw:line draw:style-name="gr8" draw:text-style-name="P2" draw:layer="layout" svg:x1="3.9cm" svg:y1="16.95cm" svg:x2="17.4cm" svg:y2="16.95cm">
          <text:p/>
        </draw:line>
        <draw:frame draw:style-name="gr9" draw:text-style-name="P5" draw:layer="layout" svg:width="0.82cm" svg:height="0.848cm" svg:x="11.18cm" svg:y="14.902cm">
          <draw:text-box>
            <text:p text:style-name="P4">g</text:p>
          </draw:text-box>
        </draw:frame>
        <draw:frame draw:style-name="gr9" draw:text-style-name="P7" draw:layer="layout" svg:width="0.972cm" svg:height="0.848cm" svg:x="9.028cm" svg:y="13.902cm">
          <draw:text-box>
            <text:p text:style-name="P6"><text:span text:style-name="T1">g</text:span><text:span text:style-name="T2">z</text:span></text:p>
          </draw:text-box>
        </draw:frame>
        <draw:frame draw:style-name="gr9" draw:text-style-name="P9" draw:layer="layout" svg:width="1.094cm" svg:height="0.962cm" svg:x="11.656cm" svg:y="12.75cm">
          <draw:text-box>
            <text:p text:style-name="P8"><text:span text:style-name="T3">g</text:span><text:span text:style-name="T4">y</text:span></text:p>
          </draw:text-box>
        </draw:frame>
        <draw:frame draw:style-name="gr10" draw:text-style-name="P11" draw:layer="layout" svg:width="1cm" svg:height="0.848cm" svg:x="10.25cm" svg:y="14.75cm">
          <draw:text-box>
            <text:p text:style-name="P10"><text:span text:style-name="T5">Φ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1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4" draw:display-name="Arrowheads 4" svg:viewBox="0 826 1131 754" svg:d="M566 826l-566 754 114-85 136-68 148-46 161-17 161 13 153 46 140 68 118 89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8T19:40:56.675000000</meta:creation-date>
    <dc:date>2020-09-28T20:14:08.550000000</dc:date>
    <meta:editing-duration>PT13M17S</meta:editing-duration>
    <meta:editing-cycles>2</meta:editing-cycles>
    <meta:generator>LibreOffice/7.0.1.2$Windows_X86_64 LibreOffice_project/7cbcfc562f6eb6708b5ff7d7397325de9e764452</meta:generator>
    <meta:document-statistic meta:object-count="15"/>
  </office:meta>
</office:document-meta>
</file>